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21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9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9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7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976" calcext:value-type="float">
            <text:p>56.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356" calcext:value-type="float">
            <text:p>56.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52" calcext:value-type="float">
            <text:p>56.8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0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1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0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992" calcext:value-type="float">
            <text:p>56.5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06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0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8904" calcext:value-type="float">
            <text:p>57.0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0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3184" calcext:value-type="float">
            <text:p>56.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0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0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0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0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328" calcext:value-type="float">
            <text:p>56.7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200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97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96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96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23736" calcext:value-type="float">
            <text:p>57.32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9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9376" calcext:value-type="float">
            <text:p>56.72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808112" calcext:value-type="float">
            <text:p>58.80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9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5304" calcext:value-type="float">
            <text:p>56.91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9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04408" calcext:value-type="float">
            <text:p>56.60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9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8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8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0644" calcext:value-type="float">
            <text:p>58.0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8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7296" calcext:value-type="float">
            <text:p>59.13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8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05904" calcext:value-type="float">
            <text:p>57.9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7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712" calcext:value-type="float">
            <text:p>56.9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7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978" calcext:value-type="float">
            <text:p>58.5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7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7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662201</text:p>
          </table:table-cell>
          <table:table-cell office:value-type="string" calcext:value-type="string">
            <text:p>TWDB:0662201</text:p>
          </table:table-cell>
          <table:table-cell office:value-type="string" calcext:value-type="string">
            <text:p>197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94096" calcext:value-type="float">
            <text:p>56.39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94" meta:object-count="0"/>
    <meta:user-defined meta:name="AppVersion">3.0</meta:user-defined>
  </office:meta>
</office:document-meta>
</file>